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9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0" style:family="paragraph" style:parent-style-name="Sender">
      <style:text-properties fo:font-style="normal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2" style:family="paragraph" style:parent-style-name="Frame_20_contents">
      <style:paragraph-properties fo:margin-top="0cm" fo:margin-bottom="0cm"/>
      <style:text-properties style:font-name="Verdana1"/>
    </style:style>
    <style:style style:name="P33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 style:master-page-name="Standard">
      <style:paragraph-properties style:page-number="1"/>
    </style:style>
    <style:style style:name="P3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6">(members ) </text:p>
                <text:p text:style-name="P17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6">(members <text:s/>member price rounded up to nearest nickel) </text:p>
                <text:p text:style-name="P17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9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6"/>
                <text:p text:style-name="P17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6"/>
                <text:p text:style-name="P17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6"><text:s/></text:p>
                <text:p text:style-name="P17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6"/>
                <text:p text:style-name="P17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6"><text:s/></text:p>
                <text:p text:style-name="P17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6">(members $2.15) </text:p>
                <text:p text:style-name="P17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6"><text:s/></text:p>
                <text:p text:style-name="P17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6"><text:s/></text:p>
                <text:p text:style-name="P17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6"><text:s/></text:p>
                <text:p text:style-name="P17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6"/>
                <text:p text:style-name="P17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6"/>
                <text:p text:style-name="P17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6"/>
                <text:p text:style-name="P17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6"/>
                <text:p text:style-name="P17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6"><text:s/></text:p>
                <text:p text:style-name="P17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6"/>
                <text:p text:style-name="P17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6">(members $0.00) </text:p>
                <text:p text:style-name="P17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6"/>
                <text:p text:style-name="P17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6"/>
                <text:p text:style-name="P17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6"><text:s/></text:p>
                <text:p text:style-name="P17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6"/>
                <text:p text:style-name="P17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6"/>
                <text:p text:style-name="P17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6"><text:s/></text:p>
                <text:p text:style-name="P17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6">(members $0.00) </text:p>
                <text:p text:style-name="P17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6"><text:s/></text:p>
                <text:p text:style-name="P23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6"><text:s/></text:p>
                <text:p text:style-name="P17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6"/>
                <text:p text:style-name="P17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6"/>
                <text:p text:style-name="P17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6"/>
                <text:p text:style-name="P17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6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6"><text:s/></text:p>
                <text:p text:style-name="P17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6"><text:s/></text:p>
                <text:p text:style-name="P17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6"/>
                <text:p text:style-name="P17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6"/>
                <text:p text:style-name="P17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6"><text:s/></text:p>
                <text:p text:style-name="P17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1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6"><text:s/></text:p>
                <text:p text:style-name="P22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6"/>
                <text:p text:style-name="P17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6"/>
                <text:p text:style-name="P17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6"/>
                <text:p text:style-name="P17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6"/>
                <text:p text:style-name="P17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6"/>
                <text:p text:style-name="P17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6"/>
                <text:p text:style-name="P17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6">(members $0.00) </text:p>
                <text:p text:style-name="P17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6"/>
                <text:p text:style-name="P17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6"/>
                <text:p text:style-name="P17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6"/>
                <text:p text:style-name="P17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6"><text:s/></text:p>
                <text:p text:style-name="P17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6"/>
                <text:p text:style-name="P17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6"><text:s/></text:p>
                <text:p text:style-name="P17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6"/>
                <text:p text:style-name="P17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6"/>
                <text:p text:style-name="P17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6"/>
                <text:p text:style-name="P17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6"><text:s/></text:p>
                <text:p text:style-name="P17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6"><text:s/></text:p>
                <text:p text:style-name="P17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6"><text:s/></text:p>
                <text:p text:style-name="P17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6"/>
                <text:p text:style-name="P17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7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6"><text:s/></text:p>
                <text:p text:style-name="P17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6"/>
                <text:p text:style-name="P17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6"/>
                <text:p text:style-name="P17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6"/>
                <text:p text:style-name="P17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6"><text:s/></text:p>
                <text:p text:style-name="P17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5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6"/>
                <text:p text:style-name="P17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6"/>
                <text:p text:style-name="P17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6">(members $2.75) </text:p>
                <text:p text:style-name="P17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6"><text:s/></text:p>
                <text:p text:style-name="P17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6">(members $1.80) </text:p>
                <text:p text:style-name="P17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6"><text:s/></text:p>
                <text:p text:style-name="P17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6"><text:s/></text:p>
                <text:p text:style-name="P17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6"><text:s/></text:p>
                <text:p text:style-name="P17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6"/>
                <text:p text:style-name="P17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9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6"/>
                <text:p text:style-name="P17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6">(members $0.85) </text:p>
                <text:p text:style-name="P17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6">(members $2.80) </text:p>
                <text:p text:style-name="P17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6"/>
                <text:p text:style-name="P17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6"/>
                <text:p text:style-name="P17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6">(members $2.50) </text:p>
                <text:p text:style-name="P17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6"><text:s/></text:p>
                <text:p text:style-name="P17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6">(members $0.00) </text:p>
                <text:p text:style-name="P17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6">(members $3.05) </text:p>
                <text:p text:style-name="P17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6">(members $6.10) </text:p>
                <text:p text:style-name="P17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6">(members $3.90) </text:p>
                <text:p text:style-name="P17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6"/>
                <text:p text:style-name="P17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6">(members $6.25) </text:p>
                <text:p text:style-name="P17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6"/>
                <text:p text:style-name="P17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6">(members $5.20) </text:p>
                <text:p text:style-name="P17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6">(members $0.00) </text:p>
                <text:p text:style-name="P17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6">(members $0.00) </text:p>
                <text:p text:style-name="P17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6"><text:s/></text:p>
                <text:p text:style-name="P17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6"><text:s/></text:p>
                <text:p text:style-name="P17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6"/>
                <text:p text:style-name="P17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6">(members $2.90) </text:p>
                <text:p text:style-name="P17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6">(members $1.70) </text:p>
                <text:p text:style-name="P17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6">(members $1.15) </text:p>
                <text:p text:style-name="P17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6">(members $2.95) </text:p>
                <text:p text:style-name="P17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6">(members $1.95) </text:p>
                <text:p text:style-name="P17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1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8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7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6">(members $0.00) </text:p>
                <text:p text:style-name="P17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6">(members $5.65) </text:p>
                <text:p text:style-name="P17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6">(members $6.00) </text:p>
                <text:p text:style-name="P17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6">(members $5.85) </text:p>
                <text:p text:style-name="P17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6">(members $6.25) </text:p>
                <text:p text:style-name="P17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6">(members $4.25) </text:p>
                <text:p text:style-name="P17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6"><text:s/></text:p>
                <text:p text:style-name="P17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6">(members $3.70) </text:p>
                <text:p text:style-name="P17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6"/>
                <text:p text:style-name="P17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6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6"/>
                <text:p text:style-name="P17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6">(members ) </text:p>
                <text:p text:style-name="P17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6">(members ) </text:p>
                <text:p text:style-name="P17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6">(members ) </text:p>
                <text:p text:style-name="P17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6">(members $0.00) </text:p>
                <text:p text:style-name="P17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6">(members $9.05) </text:p>
                <text:p text:style-name="P17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6">(members $14.00) </text:p>
                <text:p text:style-name="P17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6">(members $13.85) </text:p>
                <text:p text:style-name="P17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6">(members $11.65) </text:p>
                <text:p text:style-name="P17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6">(members $11.65) </text:p>
                <text:p text:style-name="P17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6">(members $7.95) </text:p>
                <text:p text:style-name="P17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6">(members $0.00) </text:p>
                <text:p text:style-name="P17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6">(members $0.00) </text:p>
                <text:p text:style-name="P17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6">(members $3.95) </text:p>
                <text:p text:style-name="P17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6"/>
                <text:p text:style-name="P17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6">(members $1.20) </text:p>
                <text:p text:style-name="P17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6">(members $6.00) </text:p>
                <text:p text:style-name="P17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6"/>
                <text:p text:style-name="P17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6">(members $2.40) </text:p>
                <text:p text:style-name="P17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7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6">(members #DIV/0!) </text:p>
                <text:p text:style-name="P17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6">(members $5.20) </text:p>
                <text:p text:style-name="P17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6">(members #DIV/0!) </text:p>
                <text:p text:style-name="P17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6"/>
                <text:p text:style-name="P17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6"><text:s/></text:p>
                <text:p text:style-name="P17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6"><text:s/></text:p>
                <text:p text:style-name="P17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6">(members #DIV/0!) </text:p>
                <text:p text:style-name="P17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6"><text:s/></text:p>
                <text:p text:style-name="P17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6">(members #DIV/0!) </text:p>
                <text:p text:style-name="P17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6"><text:s/></text:p>
                <text:p text:style-name="P17">http://thegrainery.ca</text:p>
              </table:table-cell>
              <table:table-cell table:style-name="Table141.C3" office:value-type="string">
                <text:p text:style-name="P9"><text:span text:style-name="T9">$8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6"><text:s/></text:p>
                <text:p text:style-name="P17">http://thegrainery.ca</text:p>
              </table:table-cell>
              <table:table-cell table:style-name="Table142.C3" office:value-type="string">
                <text:p text:style-name="P9"><text:span text:style-name="T9">$3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7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6">(members $0.00) </text:p>
                <text:p text:style-name="P17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7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6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6"><text:s/></text:p>
                <text:p text:style-name="P17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6"><text:s/></text:p>
                <text:p text:style-name="P17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6">(members $3.65) </text:p>
                <text:p text:style-name="P17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6">(members $0.00) </text:p>
                <text:p text:style-name="P17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6">(members $0.00) </text:p>
                <text:p text:style-name="P17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6"/>
                <text:p text:style-name="P17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6">(members $0.00) </text:p>
                <text:p text:style-name="P17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6">(members $3.30) </text:p>
                <text:p text:style-name="P17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6">(members $3.50) </text:p>
                <text:p text:style-name="P17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6">(members $3.50) </text:p>
                <text:p text:style-name="P17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6">(members $3.60) </text:p>
                <text:p text:style-name="P17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6">(members $0.00) </text:p>
                <text:p text:style-name="P17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6"/>
                <text:p text:style-name="P17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6"/>
                <text:p text:style-name="P17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8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6"/>
                <text:p text:style-name="P17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6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6"/>
                <text:p text:style-name="P17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6">(members $0.00) </text:p>
                <text:p text:style-name="P17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6">(members $0.00) </text:p>
                <text:p text:style-name="P17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6">(members $0.00) </text:p>
                <text:p text:style-name="P17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6">(members $0.00) </text:p>
                <text:p text:style-name="P17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6"><text:s/></text:p>
                <text:p text:style-name="P17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4"/>
      <text:p text:style-name="P35"/>
      <text:p text:style-name="Standard"><text:soft-page-break/><text:tab/></text:p>
      <text:p text:style-name="P26"><text:tab/>GRAINERY PRE_ORDERS</text:p>
      <text:p text:style-name="P25"><text:tab/>http://thegrainery.ca/preorders</text:p>
      <text:p text:style-name="P25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30"><text:tab/><text:tab/><text:tab/><text:tab/>$23.93 <text:s text:c="3"/></text:p>
      <text:p text:style-name="P25"><text:soft-page-break/></text:p>
      <text:p text:style-name="P35"/>
      <text:p text:style-name="P28"><text:soft-page-break/>Deb VanTriet<text:line-break/>Andrew Parker</text:p>
      <text:p text:style-name="P28">Marla MacLeod<text:line-break/><text:span text:style-name="T10"> PRE-ORDERS</text:span></text:p>
      <text:p text:style-name="P35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6"/>
            <text:p text:style-name="P17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6"/>
            <text:p text:style-name="P17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6"><text:s/></text:p>
            <text:p text:style-name="P17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Flakes</text:p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short grain brown rice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6"/>
            <text:p text:style-name="P17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7">http://thegrainery.ca</text:p>
          </table:table-cell>
          <table:table-cell table:style-name="Table173.C1" office:value-type="currency" office:currency="CAD" office:value="5.1">
            <text:p text:style-name="P31">$5.10</text:p>
          </table:table-cell>
        </table:table-row>
      </table:table>
      <text:p text:style-name="P7"><text:soft-page-break/></text:p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7">http://thegrainery.ca</text:p>
          </table:table-cell>
          <table:table-cell table:style-name="Table174.C1" office:value-type="currency" office:currency="CAD" office:value="9.45">
            <text:p text:style-name="P31">$9.45</text:p>
          </table:table-cell>
        </table:table-row>
      </table:table>
      <text:p text:style-name="P7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New Found Oatmeal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Standard"/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P24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/>
      <text:p text:style-name="P35"/>
      <text:p text:style-name="Standard"/>
      <text:p text:style-name="Standard"/>
      <text:p text:style-name="P35"/>
      <text:p text:style-name="Standard"/>
      <text:p text:style-name="P3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28T16:08:04.41</dc:date>
    <dc:creator>2385 Agricola Grainery Food Coop</dc:creator>
    <meta:editing-duration>PT658H08M02S</meta:editing-duration>
    <meta:editing-cycles>205</meta:editing-cycles>
    <meta:generator>OpenOffice.org/3.2$Win32 OpenOffice.org_project/320m12$Build-9483</meta:generator>
    <meta:printed-by>2385 Agricola Grainery Food Coop</meta:printed-by>
    <meta:print-date>2010-10-28T16:04:57.96</meta:print-date>
    <meta:document-statistic meta:table-count="175" meta:image-count="0" meta:object-count="0" meta:page-count="343" meta:paragraph-count="1638" meta:word-count="7910" meta:character-count="57484"/>
    <meta:user-defined meta:name="Info 1"/>
    <meta:user-defined meta:name="Info 2"/>
    <meta:user-defined meta:name="Info 3"/>
    <meta:user-defined meta:name="Info 4"/>
  </office:meta>
</office:document-meta>
</file>